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66666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26cm" fo:min-width="2.04cm" fo:padding-left="0.203cm" fo:padding-right="0.127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Bitstream Charter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family="'DejaVu Serif'" style:font-family-generic="roman" style:font-pitch="variable"/>
    </style:style>
    <style:style style:name="T1" style:family="text">
      <style:text-properties fo:color="#0084d1" fo:font-family="'Bitstream Charter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666666" fo:font-family="'Bitstream Charter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800080" fo:font-family="'Bitstream Charter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family="'DejaVu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2.27cm" svg:y="2.27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frame draw:style-name="gr2" draw:text-style-name="P3" draw:layer="layout" svg:width="2.54cm" svg:height="1.788cm" svg:x="2.27cm" svg:y="2.966cm">
          <draw:text-box>
            <text:p text:style-name="P2"><text:span text:style-name="T1">k</text:span><text:span text:style-name="T2">➜</text:span><text:span text:style-name="T3">v</text:span></text:p>
          </draw:text-box>
        </draw:frame>
        <draw:custom-shape draw:style-name="gr3" draw:text-style-name="P4" draw:layer="layout" svg:width="2.667cm" svg:height="2.667cm" svg:x="2.27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651cm" svg:height="1.901cm" svg:x="2.524cm" svg:y="8.366cm">
          <draw:text-box>
            <text:p><text:span text:style-name="T4"/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Trenkmann</meta:initial-creator>
    <meta:creation-date>2014-06-17T19:11:14</meta:creation-date>
    <dc:date>2014-07-08T16:21:42</dc:date>
    <dc:creator>Martin Trenkmann</dc:creator>
    <meta:editing-duration>PT16M2S</meta:editing-duration>
    <meta:editing-cycles>8</meta:editing-cycles>
    <meta:generator>LibreOffice/3.5$Linux_X86_64 LibreOffice_project/350m1$Build-2</meta:generator>
    <meta:document-statistic meta:object-count="4"/>
  </office:meta>
</office:document-meta>
</file>